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bile Phlebotomy or Home Blood Draw Service</text:p>
      <text:p text:style-name="Standard"/>
      <text:p text:style-name="Standard">Labtest Diagnostics provides mobile phlebotomy services for patients in the comfort of</text:p>
      <text:p text:style-name="Standard">their own home, we provide blood draw services for group needs, such as</text:p>
      <text:p text:style-name="Standard"/>
      <text:p text:style-name="Standard">•Nursing facilities</text:p>
      <text:p text:style-name="Standard"/>
      <text:p text:style-name="Standard">•Assisted living facilities</text:p>
      <text:p text:style-name="Standard"/>
      <text:p text:style-name="Standard">•Schools for the mentally challenged</text:p>
      <text:p text:style-name="Standard"/>
      <text:p text:style-name="Standard">•Company health fairs</text:p>
      <text:p text:style-name="Standard"/>
      <text:p text:style-name="Standard">•Company drug screenings</text:p>
      <text:p text:style-name="Standard"/>
      <text:p text:style-name="Standard">•Home bound patients.</text:p>
      <text:p text:style-name="Standard"/>
      <text:p text:style-name="Standard">Blood tests are too important to miss or postpone. You can trust and rely on LABTEST</text:p>
      <text:p text:style-name="Standard"/>
      <text:p text:style-name="Standard">DIAGNOSTICS Phlebotomy team for efficient blood draws and prompt scheduling, we are</text:p>
      <text:p text:style-name="Standard"/>
      <text:p text:style-name="Standard">always very caring of all patient needs and treat each patient in a courteous and professional</text:p>
      <text:p text:style-name="Standard"/>
      <text:p text:style-name="Standard">manner.</text:p>
      <text:p text:style-name="Standard"/>
      <text:p text:style-name="Standard">Hours of operations</text:p>
      <text:p text:style-name="Standard"/>
      <text:p text:style-name="Standard">Technician hours: 5:00AM – 5:00PM Monday through Friday, Special Request for Saturday .</text:p>
      <text:p text:style-name="Standard"/>
      <text:p text:style-name="Standard">Order for a phlebotomy house call:</text:p>
      <text:p text:style-name="Standard"/>
      <text:p text:style-name="Standard">If the order is received before 1:00PM during normal business hours, the patient is scheduled</text:p>
      <text:p text:style-name="Standard"/>
      <text:p text:style-name="Standard">for the next business day {if requested}. Any orders received after 1:00PM, will be scheduled</text:p>
      <text:p text:style-name="Standard"/>
      <text:p text:style-name="Standard">within 48 hours.</text:p>
      <text:p text:style-name="Standard"/>
      <text:p text:style-name="Standard">LABTEST DIAGNOSTICS phlebotomists have many years’ of experience in the mobile</text:p>
      <text:p text:style-name="Standard">phlebotomy field. Because of our expertise and knowledge in phlebotomy, we would like</text:p>
      <text:p text:style-name="Standard">to be given the opportunity to provide mobile phlebotomy service for you.</text:p>
      <text:p text:style-name="Standard"/>
      <text:p text:style-name="Standard">Call us today: 314- LAB-TEST (522-8378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9T12:09:41.35</meta:creation-date>
    <meta:document-statistic meta:table-count="0" meta:image-count="0" meta:object-count="0" meta:page-count="1" meta:paragraph-count="23" meta:word-count="199" meta:character-count="1234"/>
    <dc:date>2012-06-19T12:11:38.84</dc:date>
    <meta:editing-duration>PT2M1S</meta:editing-duration>
    <meta:editing-cycles>1</meta:editing-cycles>
    <meta:generator>OpenOffice.org/3.3$Win32 OpenOffice.org_project/330m20$Build-9567</meta:generator>
  </office:meta>
</office:document-meta>
</file>